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5-01-1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4-01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3-01-10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2-01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1-01-1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20-01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9-01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8-01-1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6-12-20 15:10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6-01-06 15:2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4-01-02 15:2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59097491802</text:p>
          </table:table-cell>
          <table:table-cell office:value-type="string" calcext:value-type="string">
            <text:p>2013-01-10 14:5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